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1" svg:font-family="Calibri" style:font-family-generic="roman" style:font-pitch="variable"/>
    <style:font-face style:name="Calibri" svg:font-family="Calibri" style:font-family-generic="swiss" style:font-pitch="variable"/>
    <style:font-face style:name="Calibri2" svg:font-family="Calib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loext:contextual-spacing="false" fo:line-height="120%"/>
      <style:text-properties fo:color="#000000" style:font-name="Calibri" fo:font-size="12pt" style:text-underline-style="solid" style:text-underline-width="auto" style:text-underline-color="font-color" fo:font-weight="bold"/>
    </style:style>
    <style:style style:name="P2" style:family="paragraph" style:parent-style-name="Standard">
      <style:paragraph-properties fo:margin-top="0in" fo:margin-bottom="0.1965in" loext:contextual-spacing="false" fo:line-height="120%"/>
      <style:text-properties fo:color="#000000" style:font-name="Calibri" fo:font-size="12pt"/>
    </style:style>
    <style:style style:name="P3" style:family="paragraph" style:parent-style-name="Standard">
      <style:paragraph-properties fo:margin-top="0in" fo:margin-bottom="0.1965in" loext:contextual-spacing="false" fo:line-height="120%"/>
      <style:text-properties fo:color="#000000" style:font-name="Calibri" fo:font-size="12pt" officeooo:paragraph-rsid="001dde67"/>
    </style:style>
    <style:style style:name="P4" style:family="paragraph" style:parent-style-name="Standard">
      <style:paragraph-properties fo:margin-top="0in" fo:margin-bottom="0.1965in" loext:contextual-spacing="false" fo:line-height="120%"/>
      <style:text-properties fo:color="#000000" style:font-name="Calibri" fo:font-size="12pt" officeooo:rsid="00304282" officeooo:paragraph-rsid="00304282"/>
    </style:style>
    <style:style style:name="P5" style:family="paragraph" style:parent-style-name="Standard">
      <style:paragraph-properties fo:margin-top="0in" fo:margin-bottom="0.1965in" loext:contextual-spacing="false" fo:line-height="120%"/>
      <style:text-properties fo:color="#000000" style:font-name="Calibri" fo:font-size="12pt" officeooo:rsid="0035bb30" officeooo:paragraph-rsid="003fa6ff"/>
    </style:style>
    <style:style style:name="P6" style:family="paragraph" style:parent-style-name="Standard">
      <style:paragraph-properties fo:line-height="120%"/>
      <style:text-properties fo:color="#000000" style:font-name="Calibri" fo:font-size="12pt"/>
    </style:style>
    <style:style style:name="P7" style:family="paragraph" style:parent-style-name="Standard">
      <style:paragraph-properties fo:line-height="120%"/>
      <style:text-properties fo:color="#000000" style:font-name="Calibri" fo:font-size="12pt" officeooo:paragraph-rsid="001eb1b7"/>
    </style:style>
    <style:style style:name="P8" style:family="paragraph" style:parent-style-name="Standard">
      <style:paragraph-properties fo:line-height="120%"/>
      <style:text-properties fo:color="#000000" style:font-name="Calibri" fo:font-size="12pt" officeooo:paragraph-rsid="0025bb9d"/>
    </style:style>
    <style:style style:name="P9" style:family="paragraph" style:parent-style-name="Standard">
      <style:paragraph-properties fo:line-height="120%"/>
      <style:text-properties fo:color="#000000" style:font-name="Calibri" fo:font-size="12pt" officeooo:rsid="00261de9" officeooo:paragraph-rsid="00261de9"/>
    </style:style>
    <style:style style:name="P10" style:family="paragraph" style:parent-style-name="Standard">
      <style:paragraph-properties fo:line-height="120%"/>
      <style:text-properties fo:color="#000000" style:font-name="Calibri" fo:font-size="12pt" officeooo:rsid="002a1ab7" officeooo:paragraph-rsid="002a1ab7"/>
    </style:style>
    <style:style style:name="P11" style:family="paragraph" style:parent-style-name="Standard">
      <style:paragraph-properties fo:line-height="120%"/>
      <style:text-properties fo:color="#000000" style:font-name="Calibri" fo:font-size="12pt" officeooo:rsid="004100bf" officeooo:paragraph-rsid="004100bf"/>
    </style:style>
    <style:style style:name="P12" style:family="paragraph" style:parent-style-name="Standard">
      <style:paragraph-properties fo:line-height="120%"/>
      <style:text-properties style:font-name="Calibri" fo:font-size="12pt"/>
    </style:style>
    <style:style style:name="P13" style:family="paragraph" style:parent-style-name="Standard">
      <style:paragraph-properties fo:margin-top="0in" fo:margin-bottom="0.1965in" loext:contextual-spacing="false" fo:line-height="120%"/>
      <style:text-properties fo:color="#000000" style:font-name="Calibri" fo:font-size="12pt"/>
    </style:style>
    <style:style style:name="P14" style:family="paragraph" style:parent-style-name="Standard">
      <style:paragraph-properties fo:margin-top="0in" fo:margin-bottom="0.1965in" loext:contextual-spacing="false" fo:line-height="120%"/>
      <style:text-properties fo:color="#000000" style:font-name="Calibri" fo:font-size="12pt" officeooo:paragraph-rsid="004463b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de67" style:font-weight-asian="bold" style:font-weight-complex="bold"/>
    </style:style>
    <style:style style:name="T4" style:family="text">
      <style:text-properties fo:font-weight="bold" officeooo:rsid="003d177b" style:font-weight-asian="bold" style:font-weight-complex="bold"/>
    </style:style>
    <style:style style:name="T5" style:family="text">
      <style:text-properties fo:font-weight="bold" officeooo:rsid="001eb1b7" style:font-weight-asian="bold" style:font-weight-complex="bold"/>
    </style:style>
    <style:style style:name="T6" style:family="text">
      <style:text-properties fo:font-weight="bold" officeooo:rsid="0025bb9d" style:font-weight-asian="bold" style:font-weight-complex="bold"/>
    </style:style>
    <style:style style:name="T7" style:family="text">
      <style:text-properties fo:font-weight="bold" officeooo:rsid="004463bf" style:font-weight-asian="bold" style:font-weight-complex="bold"/>
    </style:style>
    <style:style style:name="T8" style:family="text">
      <style:text-properties fo:color="#000000" fo:font-weight="bold"/>
    </style:style>
    <style:style style:name="T9" style:family="text">
      <style:text-properties officeooo:rsid="001dde67"/>
    </style:style>
    <style:style style:name="T10" style:family="text">
      <style:text-properties officeooo:rsid="001eb1b7"/>
    </style:style>
    <style:style style:name="T11" style:family="text">
      <style:text-properties officeooo:rsid="0022a1f3"/>
    </style:style>
    <style:style style:name="T12" style:family="text">
      <style:text-properties officeooo:rsid="0025bb9d"/>
    </style:style>
    <style:style style:name="T13" style:family="text">
      <style:text-properties fo:font-weight="normal" style:font-weight-asian="normal" style:font-weight-complex="normal"/>
    </style:style>
    <style:style style:name="T14" style:family="text">
      <style:text-properties officeooo:rsid="002838bf"/>
    </style:style>
    <style:style style:name="T15" style:family="text">
      <style:text-properties officeooo:rsid="002affac"/>
    </style:style>
    <style:style style:name="T16" style:family="text">
      <style:text-properties officeooo:rsid="002eb14b"/>
    </style:style>
    <style:style style:name="T17" style:family="text">
      <style:text-properties officeooo:rsid="00349503"/>
    </style:style>
    <style:style style:name="T18" style:family="text">
      <style:text-properties officeooo:rsid="0037b7ab"/>
    </style:style>
    <style:style style:name="T19" style:family="text">
      <style:text-properties officeooo:rsid="00386876"/>
    </style:style>
    <style:style style:name="T20" style:family="text">
      <style:text-properties officeooo:rsid="00396f94"/>
    </style:style>
    <style:style style:name="T21" style:family="text">
      <style:text-properties officeooo:rsid="003b4f28"/>
    </style:style>
    <style:style style:name="T22" style:family="text">
      <style:text-properties officeooo:rsid="00446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Glossary:</text:p>
      <text:p text:style-name="P2"/>
      <text:p text:style-name="P6"><text:span text:style-name="T1">App</text:span> – This mobile application.</text:p>
      <text:p text:style-name="P2"/>
      <text:p text:style-name="P6"><text:span text:style-name="T1">Building </text:span>– A building on PSU Harrisburg’s Campus. <text:span text:style-name="T21">Example: Olmstead</text:span></text:p>
      <text:p text:style-name="P6"/>
      <text:p text:style-name="P11"><text:span text:style-name="T2">Building Name</text:span> – The name of a Building.</text:p>
      <text:p text:style-name="P2"/>
      <text:p text:style-name="P6"><text:span text:style-name="T1">Building Service</text:span> – A Service that resides inside of a Building. <text:span text:style-name="T21">Example: Cafeteria &amp; Sun Lab</text:span></text:p>
      <text:p text:style-name="P2"/>
      <text:p text:style-name="P4"><text:span text:style-name="T2">Button Text</text:span> – The text displayed on a button or Service List Item.</text:p>
      <text:p text:style-name="P5"><text:span text:style-name="T4">Clue </text:span><text:span text:style-name="T2">Input</text:span> – Either the String entered by the User in the Scavenger Hunt Screen's Text Box or the User's current GPS Coordinates.</text:p>
      <text:p text:style-name="P6"><text:span text:style-name="T1">Current Location </text:span>– The Building nearest to the User.</text:p>
      <text:p text:style-name="P6"/>
      <text:p text:style-name="P6"><text:span text:style-name="T1">Current Clue</text:span> – The <text:span text:style-name="T17">first</text:span> Scavenger Hunt Clue that hasn't been <text:span text:style-name="T17">marked as </text:span>solved by the <text:span text:style-name="T17">App</text:span>.</text:p>
      <text:p text:style-name="P6"/>
      <text:p text:style-name="P12"><text:span text:style-name="T8">Device </text:span>– A portable phone or tablet with internet connectivity and GPS capabilities <text:span text:style-name="T11">that is</text:span> capable of installing the App.</text:p>
      <text:p text:style-name="P6"/>
      <text:p text:style-name="P2"><text:span text:style-name="T1">Dropdown Menu</text:span> – A method of input that allows the user to select from one of many textual options.</text:p>
      <text:p text:style-name="P6"/>
      <text:p text:style-name="P6"><text:span text:style-name="T1">Error Message</text:span> – A text popup that describes an error that has occurred during the operation of the App.</text:p>
      <text:p text:style-name="P6"/>
      <text:p text:style-name="P7"><text:span text:style-name="T5">Focus</text:span><text:span text:style-name="T10"> – Describes if the App is currently running and has control. The App is not in focus if the user locks the phone, presses the home button, opens the multitasking view, or receives a phone call.</text:span></text:p>
      <text:p text:style-name="P7"/>
      <text:p text:style-name="P6"><text:span text:style-name="T1">GPS</text:span> – Global Positioning System</text:p>
      <text:p text:style-name="P2"/>
      <text:p text:style-name="P6"><text:span text:style-name="T1">GPS Coordinates </text:span><text:span text:style-name="T13">– </text:span>A set of coordinates either provided by the GPS or to be used with the GPS.</text:p>
      <text:p text:style-name="P6"><text:soft-page-break/></text:p>
      <text:p text:style-name="P8"><text:span text:style-name="T6">On-Screen Keyboard</text:span><text:span text:style-name="T12"> – A touchable keyboard that is displayed on the Device to allow the User to enter textual input.</text:span></text:p>
      <text:p text:style-name="P8"/>
      <text:p text:style-name="P6"><text:span text:style-name="T1">Main Menu</text:span> – A set of Menu Buttons, at the bottom of each Screen.</text:p>
      <text:p text:style-name="P6"/>
      <text:p text:style-name="P10"><text:span text:style-name="T2">Main Menu Screen</text:span> – <text:span text:style-name="T15">The initial screen displayed upon launching the App. It contains a background image of the PSU Harrisburg Logo.</text:span></text:p>
      <text:p text:style-name="P2"/>
      <text:p text:style-name="P6"><text:span text:style-name="T1">Menu Button </text:span>– A selectable button within the Main Menu. When selected, it changes the visible Screen.</text:p>
      <text:p text:style-name="P2"/>
      <text:p text:style-name="P6"><text:span text:style-name="T1">My Location Menu Button </text:span>– A Main Menu Button that links to the My Location Screen.</text:p>
      <text:p text:style-name="P2"/>
      <text:p text:style-name="P6"><text:span text:style-name="T1">My Location Screen</text:span> – An intermediate Screen between determining the User's Current Location and auto-navigating to the Service Results Screen for that Building. It will display a “Searching for nearest building...” message and a spinning icon.</text:p>
      <text:p text:style-name="P2"/>
      <text:p text:style-name="P3"><text:span text:style-name="T3">Operating System</text:span><text:span text:style-name="T9"> – Android OS or iOS</text:span></text:p>
      <text:p text:style-name="P6"/>
      <text:p text:style-name="P6"><text:span text:style-name="T1">Outside System </text:span>– A framework or database with which the App must utilize in order to provide App functionality to the User.</text:p>
      <text:p text:style-name="P6"/>
      <text:p text:style-name="P9"><text:span text:style-name="T2">PSU Harrisburg</text:span> – <text:span text:style-name="T14">The Penn State University Harrisburg campus.</text:span></text:p>
      <text:p text:style-name="P2"/>
      <text:p text:style-name="P6"><text:span text:style-name="T1">Room Data</text:span> – Contains the room’s number, the name of the Building it’s located in, a description of what the room is for, and simple directions of how to find the room.</text:p>
      <text:p text:style-name="P2"/>
      <text:p text:style-name="P6"><text:span text:style-name="T1">Room Directory</text:span> – A searchable list of mappings that associate a Room Number and a Building name to Room Data.</text:p>
      <text:p text:style-name="P2"/>
      <text:p text:style-name="P6"><text:span text:style-name="T1">Room Menu Button </text:span>– A Main Menu Button that links to the Room Search Screen.</text:p>
      <text:p text:style-name="P2"/>
      <text:p text:style-name="P6"><text:soft-page-break/><text:span text:style-name="T1">Room Number </text:span>– When combined with a Building name, creates a unique identifying tuple to be used for searching the Room Directory.</text:p>
      <text:p text:style-name="P2"/>
      <text:p text:style-name="P6"><text:span text:style-name="T1">Room Results Screen</text:span> – A Screen that displays Room Data from the Room Directory.</text:p>
      <text:p text:style-name="P2"/>
      <text:p text:style-name="P6"><text:span text:style-name="T1">Room Search Screen</text:span> – A Screen that allows user input of Room Number via a Text Box and building name via a Dropdown Menu. A Search Button towards the bottom of the Screen will, when pressed by the user, search the Room Directory.</text:p>
      <text:p text:style-name="P2"/>
      <text:p text:style-name="P6"><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2"/>
      <text:p text:style-name="P6"><text:span text:style-name="T1">Scavenger Hunt Check Button – </text:span>A button displayed on the Scavenger Hunt Screen that when pressed, will check if the User’s input matches the Scavenger Hunt Clue Solution.</text:p>
      <text:p text:style-name="P2"/>
      <text:p text:style-name="P6"><text:span text:style-name="T1">Scavenger Hunt Clue</text:span> – Holds Scavenger Hunt Clue Descriptions, a Scavenger Hunt Clue Picture (if applicable), and a Scavenger Hunt Clue Solution.</text:p>
      <text:p text:style-name="P2"/>
      <text:p text:style-name="P6"><text:span text:style-name="T1">Scavenger Hunt Clue Description </text:span>– A hint or question that is meant to lead the User towards the Scavenger Hunt Clue Solution.</text:p>
      <text:p text:style-name="P2"/>
      <text:p text:style-name="P6"><text:span text:style-name="T1">Scavenger Hunt Clue Picture </text:span>– An image intended to lead the User towards a Scavenger Hunt Clue Solution.</text:p>
      <text:p text:style-name="P2"/>
      <text:p text:style-name="P6"><text:span text:style-name="T1">Scavenger Hunt Clue Solution</text:span> – Contains data in the form of either a String or GPS Coordinates.</text:p>
      <text:p text:style-name="P2"/>
      <text:p text:style-name="P6"><text:span text:style-name="T1">Scavenger Hunt Hint Button </text:span>– A button displayed on the Scavenger Hunt Screen that when pressed, will provide the User with an additional Scavenger Hunt Clue Description.</text:p>
      <text:p text:style-name="P2"/>
      <text:p text:style-name="P6"><text:span text:style-name="T1">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text:soft-page-break/></text:p>
      <text:p text:style-name="P6"><text:span text:style-name="T1">Scavenger Hunt Menu Button </text:span>– A Main Menu button that links to the Scavenger Hunt Screen.</text:p>
      <text:p text:style-name="P2"/>
      <text:p text:style-name="P6"><text:span text:style-name="T1">Screen</text:span> – An interactive visual interface that is displayed to that User. <text:span text:style-name="T16">Each screen has the Main Menu and all Menu Buttons Displayed at the bottom.</text:span></text:p>
      <text:p text:style-name="P2"/>
      <text:p text:style-name="P6"><text:span text:style-name="T1">Search Bar</text:span> – A <text:span text:style-name="T18">T</text:span>ext <text:span text:style-name="T18">B</text:span>ox located at the top of the Service Search Screen. <text:span text:style-name="T19">The App</text:span> will filter the Service List Items by those whose button text contains a substring of what text is entered in the text box.</text:p>
      <text:p text:style-name="P2"/>
      <text:p text:style-name="P6"><text:span text:style-name="T1">Search Button </text:span>– A button displayed on the Room Search Screen which initiates a search of the Room Directory.</text:p>
      <text:p text:style-name="P2"/>
      <text:p text:style-name="P6"><text:span text:style-name="T1">Service –</text:span> Assistance or utility offered to students and faculty by the PSU Harrisburg campus. This can be a Web Service, Building, or Building Service</text:p>
      <text:p text:style-name="P2"/>
      <text:p text:style-name="P6"><text:span text:style-name="T1">Service Data</text:span> – Contains information about a Service such as it’s name, a brief description, GPS Coordinates (if applicable), contact phone number (if applicable), and website URL(if applicable).</text:p>
      <text:p text:style-name="P2"/>
      <text:p text:style-name="P6"><text:span text:style-name="T1">Service Directory</text:span> – A searchable list of mappings that associate a Service’s name to Service Data.</text:p>
      <text:p text:style-name="P2"/>
      <text:p text:style-name="P6"><text:span text:style-name="T1">Service List Item </text:span>– A clickable button on the Service Search Screen whose button text is the name of a Service.</text:p>
      <text:p text:style-name="P2"/>
      <text:p text:style-name="P6"><text:span text:style-name="T1">Service Menu Button </text:span>– A Main Menu Button that links to the Service Search Screen.</text:p>
      <text:p text:style-name="P2"/>
      <text:p text:style-name="P6"><text:span text:style-name="T1">Service Results Screen</text:span> – A Screen that displays Service Data from the Service Directory. A Take Me There Button will appear towards the bottom of the screen if the Service Data contains GPS Coordinates.</text:p>
      <text:p text:style-name="P2"/>
      <text:p text:style-name="P6"><text:soft-page-break/><text:span text:style-name="T1">Service Search Screen </text:span>– A Screen that displays the Search Bar at the top, followed by a list of clickable Service List Items.</text:p>
      <text:p text:style-name="P2"/>
      <text:p text:style-name="P6"><text:span text:style-name="T1">String </text:span>– A case insensitive textual solution to a Scavenger Hunt Clue.</text:p>
      <text:p text:style-name="P2"/>
      <text:p text:style-name="P6"><text:span text:style-name="T1">Take Me There Button </text:span>– A button displayed in the Service Results Screen that links to an Outside System for directions to the GPS Coordinates.</text:p>
      <text:p text:style-name="P2"/>
      <text:p text:style-name="P6"><text:span text:style-name="T1">Text Box </text:span>– A method of textual input that allows User to type a response.</text:p>
      <text:p text:style-name="P2"/>
      <text:p text:style-name="P14"><text:span text:style-name="T7">Unsolved Clue</text:span><text:span text:style-name="T22"> – A Scavenger Hunt Clue that has not been marked as solved by the App.</text:span></text:p>
      <text:p text:style-name="P6"><text:span text:style-name="T1">User</text:span> – A person that utilizes the App.</text:p>
      <text:p text:style-name="P2"/>
      <text:p text:style-name="P6"><text:span text:style-name="T1">Web Service </text:span>– A Service that resides outside the Campus and is accessed through the internet. <text:span text:style-name="T20">Example: Angel &amp; El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1" svg:font-family="Calibri" style:font-family-generic="roman" style:font-pitch="variable"/>
    <style:font-face style:name="Calibri" svg:font-family="Calibri" style:font-family-generic="swiss" style:font-pitch="variable"/>
    <style:font-face style:name="Calibri2" svg:font-family="Calib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1-27T04:09:48.365000000</dc:date>
    <meta:editing-duration>PT6H51S</meta:editing-duration>
    <meta:editing-cycles>40</meta:editing-cycles>
    <meta:document-statistic meta:table-count="0" meta:image-count="0" meta:object-count="0" meta:page-count="5" meta:paragraph-count="55" meta:word-count="1060" meta:character-count="6314" meta:non-whitespace-character-count="5255"/>
  </office:meta>
</office:document-meta>
</file>